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171" calcext:value-type="float">
            <text:p>17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formula="of:=SUM([.B2]*[.$C$11]+[.C2]*[.$D$11]+[.D2]*[.$E$11]+[.B3]*[.$C$12]+[.C3]*[.$D$12]+[.D3]*[.$E$12]+[.B4]*[.$C$13]+[.C4]*[.$D$13]+[.D4]*[.$E$13])" office:value-type="float" office:value="263" calcext:value-type="float">
            <text:p>263</text:p>
          </table:table-cell>
          <table:table-cell table:formula="of:=SUM([.C2]*[.$C$11]+[.D2]*[.$D$11]+[.E2]*[.$E$11]+[.C3]*[.$C$12]+[.D3]*[.$D$12]+[.E3]*[.$E$12]+[.C4]*[.$C$13]+[.D4]*[.$D$13]+[.E4]*[.$E$13])" office:value-type="float" office:value="270" calcext:value-type="float">
            <text:p>270</text:p>
          </table:table-cell>
          <table:table-cell table:formula="of:=SUM([.D2]*[.$C$11]+[.E2]*[.$D$11]+[.F2]*[.$E$11]+[.D3]*[.$C$12]+[.E3]*[.$D$12]+[.F3]*[.$E$12]+[.D4]*[.$C$13]+[.E4]*[.$D$13]+[.F4]*[.$E$13])" office:value-type="float" office:value="275" calcext:value-type="float">
            <text:p>275</text:p>
          </table:table-cell>
          <table:table-cell table:formula="of:=SUM([.E2]*[.$C$11]+[.F2]*[.$D$11]+[.G2]*[.$E$11]+[.E3]*[.$C$12]+[.F3]*[.$D$12]+[.G3]*[.$E$12]+[.E4]*[.$C$13]+[.F4]*[.$D$13]+[.G4]*[.$E$13])" office:value-type="float" office:value="325" calcext:value-type="float">
            <text:p>325</text:p>
          </table:table-cell>
          <table:table-cell table:formula="of:=SUM([.F2]*[.$C$11]+[.G2]*[.$D$11]+[.H2]*[.$E$11]+[.F3]*[.$C$12]+[.G3]*[.$D$12]+[.H3]*[.$E$12]+[.F4]*[.$C$13]+[.G4]*[.$D$13]+[.H4]*[.$E$13])" office:value-type="float" office:value="391" calcext:value-type="float">
            <text:p>391</text:p>
          </table:table-cell>
          <table:table-cell/>
          <table:table-cell table:formula="of:=SUM([.B2]*[.$I$11]+[.C2]*[.$J$11]+[.D2]*[.$K$11]+[.B3]*[.$I$12]+[.C3]*[.$J$12]+[.D3]*[.$K$12]+[.B4]*[.$I$13]+[.C4]*[.$J$13]+[.D4]*[.$K$13])" office:value-type="float" office:value="322" calcext:value-type="float">
            <text:p>322</text:p>
          </table:table-cell>
          <table:table-cell table:formula="of:=SUM([.C2]*[.$I$11]+[.D2]*[.$J$11]+[.E2]*[.$K$11]+[.C3]*[.$I$12]+[.D3]*[.$J$12]+[.E3]*[.$K$12]+[.C4]*[.$I$13]+[.D4]*[.$J$13]+[.E4]*[.$K$13])" office:value-type="float" office:value="332" calcext:value-type="float">
            <text:p>332</text:p>
          </table:table-cell>
          <table:table-cell table:formula="of:=SUM([.D2]*[.$I$11]+[.E2]*[.$J$11]+[.F2]*[.$K$11]+[.D3]*[.$I$12]+[.E3]*[.$J$12]+[.F3]*[.$K$12]+[.D4]*[.$I$13]+[.E4]*[.$J$13]+[.F4]*[.$K$13])" office:value-type="float" office:value="341" calcext:value-type="float">
            <text:p>341</text:p>
          </table:table-cell>
          <table:table-cell table:formula="of:=SUM([.E2]*[.$I$11]+[.F2]*[.$J$11]+[.G2]*[.$K$11]+[.E3]*[.$I$12]+[.F3]*[.$J$12]+[.G3]*[.$K$12]+[.E4]*[.$I$13]+[.F4]*[.$J$13]+[.G4]*[.$K$13])" office:value-type="float" office:value="350" calcext:value-type="float">
            <text:p>350</text:p>
          </table:table-cell>
          <table:table-cell table:formula="of:=SUM([.F2]*[.$I$11]+[.G2]*[.$J$11]+[.H2]*[.$K$11]+[.F3]*[.$I$12]+[.G3]*[.$J$12]+[.H3]*[.$K$12]+[.F4]*[.$I$13]+[.G4]*[.$J$13]+[.H4]*[.$K$13])"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B3]*[.$C$11]+[.C3]*[.$D$11]+[.D3]*[.$E$11]+[.B4]*[.$C$12]+[.C4]*[.$D$12]+[.D4]*[.$E$12]+[.B5]*[.$C$13]+[.C5]*[.$D$13]+[.D5]*[.$E$13])" office:value-type="float" office:value="256" calcext:value-type="float">
            <text:p>256</text:p>
          </table:table-cell>
          <table:table-cell table:formula="of:=SUM([.C3]*[.$C$11]+[.D3]*[.$D$11]+[.E3]*[.$E$11]+[.C4]*[.$C$12]+[.D4]*[.$D$12]+[.E4]*[.$E$12]+[.C5]*[.$C$13]+[.D5]*[.$D$13]+[.E5]*[.$E$13])" office:value-type="float" office:value="263" calcext:value-type="float">
            <text:p>263</text:p>
          </table:table-cell>
          <table:table-cell table:formula="of:=SUM([.D3]*[.$C$11]+[.E3]*[.$D$11]+[.F3]*[.$E$11]+[.D4]*[.$C$12]+[.E4]*[.$D$12]+[.F4]*[.$E$12]+[.D5]*[.$C$13]+[.E5]*[.$D$13]+[.F5]*[.$E$13])" office:value-type="float" office:value="326" calcext:value-type="float">
            <text:p>326</text:p>
          </table:table-cell>
          <table:table-cell table:formula="of:=SUM([.E3]*[.$C$11]+[.F3]*[.$D$11]+[.G3]*[.$E$11]+[.E4]*[.$C$12]+[.F4]*[.$D$12]+[.G4]*[.$E$12]+[.E5]*[.$C$13]+[.F5]*[.$D$13]+[.G5]*[.$E$13])" office:value-type="float" office:value="458" calcext:value-type="float">
            <text:p>458</text:p>
          </table:table-cell>
          <table:table-cell table:formula="of:=SUM([.F3]*[.$C$11]+[.G3]*[.$D$11]+[.H3]*[.$E$11]+[.F4]*[.$C$12]+[.G4]*[.$D$12]+[.H4]*[.$E$12]+[.F5]*[.$C$13]+[.G5]*[.$D$13]+[.H5]*[.$E$13])" office:value-type="float" office:value="566" calcext:value-type="float">
            <text:p>566</text:p>
          </table:table-cell>
          <table:table-cell/>
          <table:table-cell table:formula="of:=SUM([.B3]*[.$I$11]+[.C3]*[.$J$11]+[.D3]*[.$K$11]+[.B4]*[.$I$12]+[.C4]*[.$J$12]+[.D4]*[.$K$12]+[.B5]*[.$I$13]+[.C5]*[.$J$13]+[.D5]*[.$K$13])" office:value-type="float" office:value="314" calcext:value-type="float">
            <text:p>314</text:p>
          </table:table-cell>
          <table:table-cell table:formula="of:=SUM([.C3]*[.$I$11]+[.D3]*[.$J$11]+[.E3]*[.$K$11]+[.C4]*[.$I$12]+[.D4]*[.$J$12]+[.E4]*[.$K$12]+[.C5]*[.$I$13]+[.D5]*[.$J$13]+[.E5]*[.$K$13])" office:value-type="float" office:value="323" calcext:value-type="float">
            <text:p>323</text:p>
          </table:table-cell>
          <table:table-cell table:formula="of:=SUM([.D3]*[.$I$11]+[.E3]*[.$J$11]+[.F3]*[.$K$11]+[.D4]*[.$I$12]+[.E4]*[.$J$12]+[.F4]*[.$K$12]+[.D5]*[.$I$13]+[.E5]*[.$J$13]+[.F5]*[.$K$13])" office:value-type="float" office:value="335" calcext:value-type="float">
            <text:p>335</text:p>
          </table:table-cell>
          <table:table-cell table:formula="of:=SUM([.E3]*[.$I$11]+[.F3]*[.$J$11]+[.G3]*[.$K$11]+[.E4]*[.$I$12]+[.F4]*[.$J$12]+[.G4]*[.$K$12]+[.E5]*[.$I$13]+[.F5]*[.$J$13]+[.G5]*[.$K$13])" office:value-type="float" office:value="394" calcext:value-type="float">
            <text:p>394</text:p>
          </table:table-cell>
          <table:table-cell table:formula="of:=SUM([.F3]*[.$I$11]+[.G3]*[.$J$11]+[.H3]*[.$K$11]+[.F4]*[.$I$12]+[.G4]*[.$J$12]+[.H4]*[.$K$12]+[.F5]*[.$I$13]+[.G5]*[.$J$13]+[.H5]*[.$K$13])" office:value-type="float" office:value="546" calcext:value-type="float">
            <text:p>546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B4]*[.$C$11]+[.C4]*[.$D$11]+[.D4]*[.$E$11]+[.B5]*[.$C$12]+[.C5]*[.$D$12]+[.D5]*[.$E$12]+[.B6]*[.$C$13]+[.C6]*[.$D$13]+[.D6]*[.$E$13])" office:value-type="float" office:value="245" calcext:value-type="float">
            <text:p>245</text:p>
          </table:table-cell>
          <table:table-cell table:formula="of:=SUM([.C4]*[.$C$11]+[.D4]*[.$D$11]+[.E4]*[.$E$11]+[.C5]*[.$C$12]+[.D5]*[.$D$12]+[.E5]*[.$E$12]+[.C6]*[.$C$13]+[.D6]*[.$D$13]+[.E6]*[.$E$13])" office:value-type="float" office:value="278" calcext:value-type="float">
            <text:p>278</text:p>
          </table:table-cell>
          <table:table-cell table:formula="of:=SUM([.D4]*[.$C$11]+[.E4]*[.$D$11]+[.F4]*[.$E$11]+[.D5]*[.$C$12]+[.E5]*[.$D$12]+[.F5]*[.$E$12]+[.D6]*[.$C$13]+[.E6]*[.$D$13]+[.F6]*[.$E$13])" office:value-type="float" office:value="400" calcext:value-type="float">
            <text:p>400</text:p>
          </table:table-cell>
          <table:table-cell table:formula="of:=SUM([.E4]*[.$C$11]+[.F4]*[.$D$11]+[.G4]*[.$E$11]+[.E5]*[.$C$12]+[.F5]*[.$D$12]+[.G5]*[.$E$12]+[.E6]*[.$C$13]+[.F6]*[.$D$13]+[.G6]*[.$E$13])" office:value-type="float" office:value="515" calcext:value-type="float">
            <text:p>515</text:p>
          </table:table-cell>
          <table:table-cell table:formula="of:=SUM([.F4]*[.$C$11]+[.G4]*[.$D$11]+[.H4]*[.$E$11]+[.F5]*[.$C$12]+[.G5]*[.$D$12]+[.H5]*[.$E$12]+[.F6]*[.$C$13]+[.G6]*[.$D$13]+[.H6]*[.$E$13])" office:value-type="float" office:value="604" calcext:value-type="float">
            <text:p>604</text:p>
          </table:table-cell>
          <table:table-cell/>
          <table:table-cell table:formula="of:=SUM([.B4]*[.$I$11]+[.C4]*[.$J$11]+[.D4]*[.$K$11]+[.B5]*[.$I$12]+[.C5]*[.$J$12]+[.D5]*[.$K$12]+[.B6]*[.$I$13]+[.C6]*[.$J$13]+[.D6]*[.$K$13])" office:value-type="float" office:value="301" calcext:value-type="float">
            <text:p>301</text:p>
          </table:table-cell>
          <table:table-cell table:formula="of:=SUM([.C4]*[.$I$11]+[.D4]*[.$J$11]+[.E4]*[.$K$11]+[.C5]*[.$I$12]+[.D5]*[.$J$12]+[.E5]*[.$K$12]+[.C6]*[.$I$13]+[.D6]*[.$J$13]+[.E6]*[.$K$13])" office:value-type="float" office:value="312" calcext:value-type="float">
            <text:p>312</text:p>
          </table:table-cell>
          <table:table-cell table:formula="of:=SUM([.D4]*[.$I$11]+[.E4]*[.$J$11]+[.F4]*[.$K$11]+[.D5]*[.$I$12]+[.E5]*[.$J$12]+[.F5]*[.$K$12]+[.D6]*[.$I$13]+[.E6]*[.$J$13]+[.F6]*[.$K$13])" office:value-type="float" office:value="346" calcext:value-type="float">
            <text:p>346</text:p>
          </table:table-cell>
          <table:table-cell table:formula="of:=SUM([.E4]*[.$I$11]+[.F4]*[.$J$11]+[.G4]*[.$K$11]+[.E5]*[.$I$12]+[.F5]*[.$J$12]+[.G5]*[.$K$12]+[.E6]*[.$I$13]+[.F6]*[.$J$13]+[.G6]*[.$K$13])" office:value-type="float" office:value="467" calcext:value-type="float">
            <text:p>467</text:p>
          </table:table-cell>
          <table:table-cell table:formula="of:=SUM([.F4]*[.$I$11]+[.G4]*[.$J$11]+[.H4]*[.$K$11]+[.F5]*[.$I$12]+[.G5]*[.$J$12]+[.H5]*[.$K$12]+[.F6]*[.$I$13]+[.G6]*[.$J$13]+[.H6]*[.$K$13])" office:value-type="float" office:value="683" calcext:value-type="float">
            <text:p>68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B5]*[.$C$11]+[.C5]*[.$D$11]+[.D5]*[.$E$11]+[.B6]*[.$C$12]+[.C6]*[.$D$12]+[.D6]*[.$E$12]+[.B7]*[.$C$13]+[.C7]*[.$D$13]+[.D7]*[.$E$13])" office:value-type="float" office:value="248" calcext:value-type="float">
            <text:p>248</text:p>
          </table:table-cell>
          <table:table-cell table:formula="of:=SUM([.C5]*[.$C$11]+[.D5]*[.$D$11]+[.E5]*[.$E$11]+[.C6]*[.$C$12]+[.D6]*[.$D$12]+[.E6]*[.$E$12]+[.C7]*[.$C$13]+[.D7]*[.$D$13]+[.E7]*[.$E$13])" office:value-type="float" office:value="271" calcext:value-type="float">
            <text:p>271</text:p>
          </table:table-cell>
          <table:table-cell table:formula="of:=SUM([.D5]*[.$C$11]+[.E5]*[.$D$11]+[.F5]*[.$E$11]+[.D6]*[.$C$12]+[.E6]*[.$D$12]+[.F6]*[.$E$12]+[.D7]*[.$C$13]+[.E7]*[.$D$13]+[.F7]*[.$E$13])" office:value-type="float" office:value="303" calcext:value-type="float">
            <text:p>303</text:p>
          </table:table-cell>
          <table:table-cell table:formula="of:=SUM([.E5]*[.$C$11]+[.F5]*[.$D$11]+[.G5]*[.$E$11]+[.E6]*[.$C$12]+[.F6]*[.$D$12]+[.G6]*[.$E$12]+[.E7]*[.$C$13]+[.F7]*[.$D$13]+[.G7]*[.$E$13])" office:value-type="float" office:value="370" calcext:value-type="float">
            <text:p>370</text:p>
          </table:table-cell>
          <table:table-cell table:formula="of:=SUM([.F5]*[.$C$11]+[.G5]*[.$D$11]+[.H5]*[.$E$11]+[.F6]*[.$C$12]+[.G6]*[.$D$12]+[.H6]*[.$E$12]+[.F7]*[.$C$13]+[.G7]*[.$D$13]+[.H7]*[.$E$13])" office:value-type="float" office:value="545" calcext:value-type="float">
            <text:p>545</text:p>
          </table:table-cell>
          <table:table-cell/>
          <table:table-cell table:formula="of:=SUM([.B5]*[.$I$11]+[.C5]*[.$J$11]+[.D5]*[.$K$11]+[.B6]*[.$I$12]+[.C6]*[.$J$12]+[.D6]*[.$K$12]+[.B7]*[.$I$13]+[.C7]*[.$J$13]+[.D7]*[.$K$13])" office:value-type="float" office:value="298" calcext:value-type="float">
            <text:p>298</text:p>
          </table:table-cell>
          <table:table-cell table:formula="of:=SUM([.C5]*[.$I$11]+[.D5]*[.$J$11]+[.E5]*[.$K$11]+[.C6]*[.$I$12]+[.D6]*[.$J$12]+[.E6]*[.$K$12]+[.C7]*[.$I$13]+[.D7]*[.$J$13]+[.E7]*[.$K$13])" office:value-type="float" office:value="310" calcext:value-type="float">
            <text:p>310</text:p>
          </table:table-cell>
          <table:table-cell table:formula="of:=SUM([.D5]*[.$I$11]+[.E5]*[.$J$11]+[.F5]*[.$K$11]+[.D6]*[.$I$12]+[.E6]*[.$J$12]+[.F6]*[.$K$12]+[.D7]*[.$I$13]+[.E7]*[.$J$13]+[.F7]*[.$K$13])" office:value-type="float" office:value="336" calcext:value-type="float">
            <text:p>336</text:p>
          </table:table-cell>
          <table:table-cell table:formula="of:=SUM([.E5]*[.$I$11]+[.F5]*[.$J$11]+[.G5]*[.$K$11]+[.E6]*[.$I$12]+[.F6]*[.$J$12]+[.G6]*[.$K$12]+[.E7]*[.$I$13]+[.F7]*[.$J$13]+[.G7]*[.$K$13])" office:value-type="float" office:value="447" calcext:value-type="float">
            <text:p>447</text:p>
          </table:table-cell>
          <table:table-cell table:formula="of:=SUM([.F5]*[.$I$11]+[.G5]*[.$J$11]+[.H5]*[.$K$11]+[.F6]*[.$I$12]+[.G6]*[.$J$12]+[.H6]*[.$K$12]+[.F7]*[.$I$13]+[.G7]*[.$J$13]+[.H7]*[.$K$13])" office:value-type="float" office:value="681" calcext:value-type="float">
            <text:p>681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_pool_1</text:p>
          </table:table-cell>
          <table:table-cell table:number-columns-repeated="9"/>
          <table:table-cell office:value-type="string" calcext:value-type="string">
            <text:p>max_pool_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458" calcext:value-type="float">
            <text:p>458</text:p>
          </table:table-cell>
          <table:table-cell office:value-type="float" office:value="635" calcext:value-type="float">
            <text:p>635</text:p>
          </table:table-cell>
          <table:table-cell office:value-type="float" office:value="691" calcext:value-type="float">
            <text:p>691</text:p>
          </table:table-cell>
          <table:table-cell office:value-type="float" office:value="654" calcext:value-type="float">
            <text:p>654</text:p>
          </table:table-cell>
          <table:table-cell office:value-type="float" office:value="596" calcext:value-type="float">
            <text:p>596</text:p>
          </table:table-cell>
          <table:table-cell office:value-type="float" office:value="656" calcext:value-type="float">
            <text:p>656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394" calcext:value-type="float">
            <text:p>394</text:p>
          </table:table-cell>
          <table:table-cell office:value-type="float" office:value="712" calcext:value-type="float">
            <text:p>712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11" calcext:value-type="float">
            <text:p>811</text:p>
          </table:table-cell>
          <table:table-cell office:value-type="float" office:value="842" calcext:value-type="float">
            <text:p>842</text:p>
          </table:table-cell>
          <table:table-cell office:value-type="float" office:value="882" calcext:value-type="float">
            <text:p>88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515" calcext:value-type="float">
            <text:p>515</text:p>
          </table:table-cell>
          <table:table-cell office:value-type="float" office:value="754" calcext:value-type="float">
            <text:p>754</text:p>
          </table:table-cell>
          <table:table-cell office:value-type="float" office:value="766" calcext:value-type="float">
            <text:p>766</text:p>
          </table:table-cell>
          <table:table-cell office:value-type="float" office:value="621" calcext:value-type="float">
            <text:p>621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467" calcext:value-type="float">
            <text:p>467</text:p>
          </table:table-cell>
          <table:table-cell office:value-type="float" office:value="862" calcext:value-type="float">
            <text:p>862</text:p>
          </table:table-cell>
          <table:table-cell office:value-type="float" office:value="1022" calcext:value-type="float">
            <text:p>1022</text:p>
          </table:table-cell>
          <table:table-cell office:value-type="float" office:value="854" calcext:value-type="float">
            <text:p>854</text:p>
          </table:table-cell>
          <table:table-cell office:value-type="float" office:value="732" calcext:value-type="float">
            <text:p>732</text:p>
          </table:table-cell>
          <table:table-cell office:value-type="float" office:value="716" calcext:value-type="float">
            <text:p>716</text:p>
          </table:table-cell>
          <table:table-cell office:value-type="float" office:value="749" calcext:value-type="float">
            <text:p>74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450" calcext:value-type="float">
            <text:p>450</text:p>
          </table:table-cell>
          <table:table-cell office:value-type="float" office:value="652" calcext:value-type="float">
            <text:p>652</text:p>
          </table:table-cell>
          <table:table-cell office:value-type="float" office:value="739" calcext:value-type="float">
            <text:p>739</text:p>
          </table:table-cell>
          <table:table-cell office:value-type="float" office:value="410" calcext:value-type="float">
            <text:p>410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510" calcext:value-type="float">
            <text:p>510</text:p>
          </table:table-cell>
          <table:table-cell office:value-type="float" office:value="691" calcext:value-type="float">
            <text:p>691</text:p>
          </table:table-cell>
          <table:table-cell office:value-type="float" office:value="890" calcext:value-type="float">
            <text:p>890</text:p>
          </table:table-cell>
          <table:table-cell office:value-type="float" office:value="592" calcext:value-type="float">
            <text:p>592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407" calcext:value-type="float">
            <text:p>40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506" calcext:value-type="float">
            <text:p>506</text:p>
          </table:table-cell>
          <table:table-cell office:value-type="float" office:value="420" calcext:value-type="float">
            <text:p>420</text:p>
          </table:table-cell>
          <table:table-cell office:value-type="float" office:value="534" calcext:value-type="float">
            <text:p>534</text:p>
          </table:table-cell>
          <table:table-cell office:value-type="float" office:value="346" calcext:value-type="float">
            <text:p>346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591" calcext:value-type="float">
            <text:p>591</text:p>
          </table:table-cell>
          <table:table-cell office:value-type="float" office:value="524" calcext:value-type="float">
            <text:p>524</text:p>
          </table:table-cell>
          <table:table-cell office:value-type="float" office:value="736" calcext:value-type="float">
            <text:p>736</text:p>
          </table:table-cell>
          <table:table-cell office:value-type="float" office:value="595" calcext:value-type="float">
            <text:p>595</text:p>
          </table:table-cell>
          <table:table-cell office:value-type="float" office:value="348" calcext:value-type="float">
            <text:p>348</text:p>
          </table:table-cell>
          <table:table-cell office:value-type="float" office:value="372" calcext:value-type="float">
            <text:p>372</text:p>
          </table:table-cell>
          <table:table-cell office:value-type="float" office:value="322" calcext:value-type="float">
            <text:p>32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736" calcext:value-type="float">
            <text:p>736</text:p>
          </table:table-cell>
          <table:table-cell office:value-type="float" office:value="598" calcext:value-type="float">
            <text:p>598</text:p>
          </table:table-cell>
          <table:table-cell office:value-type="float" office:value="729" calcext:value-type="float">
            <text:p>729</text:p>
          </table:table-cell>
          <table:table-cell office:value-type="float" office:value="654" calcext:value-type="float">
            <text:p>654</text:p>
          </table:table-cell>
          <table:table-cell office:value-type="float" office:value="566" calcext:value-type="float">
            <text:p>56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1006" calcext:value-type="float">
            <text:p>1006</text:p>
          </table:table-cell>
          <table:table-cell office:value-type="float" office:value="906" calcext:value-type="float">
            <text:p>906</text:p>
          </table:table-cell>
          <table:table-cell office:value-type="float" office:value="908" calcext:value-type="float">
            <text:p>908</text:p>
          </table:table-cell>
          <table:table-cell office:value-type="float" office:value="838" calcext:value-type="float">
            <text:p>838</text:p>
          </table:table-cell>
          <table:table-cell office:value-type="float" office:value="672" calcext:value-type="float">
            <text:p>672</text:p>
          </table:table-cell>
          <table:table-cell office:value-type="float" office:value="751" calcext:value-type="float">
            <text:p>751</text:p>
          </table:table-cell>
          <table:table-cell office:value-type="float" office:value="792" calcext:value-type="float">
            <text:p>792</text:p>
          </table:table-cell>
          <table:table-cell office:value-type="float" office:value="806" calcext:value-type="float">
            <text:p>806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Error" office:value-type="string" calcext:value-type="string">
            <text:p>Conv_2 <text:s text:c="4"/>1</text:p>
          </table:table-cell>
          <table:table-cell table:style-name="Error" table:number-columns-repeated="3"/>
          <table:table-cell table:style-name="Error" office:value-type="string" calcext:value-type="string">
            <text:p>Conv_2 <text:s text:c="4"/>1_i</text:p>
          </table:table-cell>
          <table:table-cell table:style-name="Error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Error" table:number-columns-repeated="7"/>
          <table:table-cell table:number-columns-repeated="12"/>
        </table:table-row>
        <table:table-row table:style-name="ro1">
          <table:table-cell table:number-columns-repeated="2"/>
          <table:table-cell table:style-name="Error" office:value-type="float" office:value="1" calcext:value-type="float">
            <text:p>1</text:p>
          </table:table-cell>
          <table:table-cell table:number-columns-repeated="2" table:style-name="Error" office:value-type="float" office:value="0" calcext:value-type="float">
            <text:p>0</text:p>
          </table:table-cell>
          <table:table-cell table:style-name="Error"/>
          <table:table-cell table:number-columns-repeated="2" table:style-name="Error" office:value-type="float" office:value="1" calcext:value-type="float">
            <text:p>1</text:p>
          </table:table-cell>
          <table:table-cell table:style-name="Error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Error" office:value-type="float" office:value="0" calcext:value-type="float">
            <text:p>0</text:p>
          </table:table-cell>
          <table:table-cell table:style-name="Error" office:value-type="float" office:value="1" calcext:value-type="float">
            <text:p>1</text:p>
          </table:table-cell>
          <table:table-cell table:style-name="Error" office:value-type="float" office:value="0" calcext:value-type="float">
            <text:p>0</text:p>
          </table:table-cell>
          <table:table-cell table:style-name="Error"/>
          <table:table-cell table:number-columns-repeated="3" table:style-name="Error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Error" office:value-type="float" office:value="1" calcext:value-type="float">
            <text:p>1</text:p>
          </table:table-cell>
          <table:table-cell table:style-name="Error" office:value-type="float" office:value="0" calcext:value-type="float">
            <text:p>0</text:p>
          </table:table-cell>
          <table:table-cell table:style-name="Error" office:value-type="float" office:value="1" calcext:value-type="float">
            <text:p>1</text:p>
          </table:table-cell>
          <table:table-cell table:style-name="Error"/>
          <table:table-cell table:number-columns-repeated="2" table:style-name="Error" office:value-type="float" office:value="1" calcext:value-type="float">
            <text:p>1</text:p>
          </table:table-cell>
          <table:table-cell table:style-name="Error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Error" table:number-columns-repeated="7"/>
          <table:table-cell table:number-columns-repeated="12"/>
        </table:table-row>
        <table:table-row table:style-name="ro1">
          <table:table-cell table:number-columns-repeated="2"/>
          <table:table-cell table:style-name="Error" table:formula="of:=SUM([.C24]*[.$C$33]+[.D24]*[.$D$33]+[.E24]*[.$E$33]+[.C25]*[.$C$34]+[.D25]*[.$D$34]+[.E25]*[.$E$34]+[.C26]*[.$C$35]+[.D26]*[.$D$35]+[.E26]*[.$E$35])+SUM([.M24]*[.$G$33]+[.N24]*[.$H$33]+[.O24]*[.$I$33]+[.M25]*[.$G$34]+[.N25]*[.$H$34]+[.O25]*[.$I$34]+[.M26]*[.$G$35]+[.N26]*[.$H$35]+[.O26]*[.$I$35])" office:value-type="float" office:value="4994" calcext:value-type="float">
            <text:p>4994</text:p>
          </table:table-cell>
          <table:table-cell table:style-name="Error" table:formula="of:=SUM([.D24]*[.$C$33]+[.E24]*[.$D$33]+[.F24]*[.$E$33]+[.D25]*[.$C$34]+[.E25]*[.$D$34]+[.F25]*[.$E$34]+[.D26]*[.$C$35]+[.E26]*[.$D$35]+[.F26]*[.$E$35])+SUM([.N24]*[.$G$33]+[.O24]*[.$H$33]+[.P24]*[.$I$33]+[.N25]*[.$G$34]+[.O25]*[.$H$34]+[.P25]*[.$I$34]+[.N26]*[.$G$35]+[.O26]*[.$H$35]+[.P26]*[.$I$35])" office:value-type="float" office:value="7059" calcext:value-type="float">
            <text:p>7059</text:p>
          </table:table-cell>
          <table:table-cell table:style-name="Error" table:formula="of:=SUM([.E24]*[.$C$33]+[.F24]*[.$D$33]+[.G24]*[.$E$33]+[.E25]*[.$C$34]+[.F25]*[.$D$34]+[.G25]*[.$E$34]+[.E26]*[.$C$35]+[.F26]*[.$D$35]+[.G26]*[.$E$35])+SUM([.O24]*[.$G$33]+[.P24]*[.$H$33]+[.Q24]*[.$I$33]+[.O25]*[.$G$34]+[.P25]*[.$H$34]+[.Q25]*[.$I$34]+[.O26]*[.$G$35]+[.P26]*[.$H$35]+[.Q26]*[.$I$35])" office:value-type="float" office:value="8338" calcext:value-type="float">
            <text:p>8338</text:p>
          </table:table-cell>
          <table:table-cell table:style-name="Error" table:formula="of:=SUM([.F24]*[.$C$33]+[.G24]*[.$D$33]+[.H24]*[.$E$33]+[.F25]*[.$C$34]+[.G25]*[.$D$34]+[.H25]*[.$E$34]+[.F26]*[.$C$35]+[.G26]*[.$D$35]+[.H26]*[.$E$35])+SUM([.P24]*[.$G$33]+[.Q24]*[.$H$33]+[.R24]*[.$I$33]+[.P25]*[.$G$34]+[.Q25]*[.$H$34]+[.R25]*[.$I$34]+[.P26]*[.$G$35]+[.Q26]*[.$H$35]+[.R26]*[.$I$35])" office:value-type="float" office:value="8137" calcext:value-type="float">
            <text:p>8137</text:p>
          </table:table-cell>
          <table:table-cell table:style-name="Error" table:formula="of:=SUM([.G24]*[.$C$33]+[.H24]*[.$D$33]+[.I24]*[.$E$33]+[.G25]*[.$C$34]+[.H25]*[.$D$34]+[.I25]*[.$E$34]+[.G26]*[.$C$35]+[.H26]*[.$D$35]+[.I26]*[.$E$35])+SUM([.Q24]*[.$G$33]+[.R24]*[.$H$33]+[.S24]*[.$I$33]+[.Q25]*[.$G$34]+[.R25]*[.$H$34]+[.S25]*[.$I$34]+[.Q26]*[.$G$35]+[.R26]*[.$H$35]+[.S26]*[.$I$35])" office:value-type="float" office:value="6817" calcext:value-type="float">
            <text:p>6817</text:p>
          </table:table-cell>
          <table:table-cell table:style-name="Error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Error" table:formula="of:=SUM([.C25]*[.$C$33]+[.D25]*[.$D$33]+[.E25]*[.$E$33]+[.C26]*[.$C$34]+[.D26]*[.$D$34]+[.E26]*[.$E$34]+[.C27]*[.$C$35]+[.D27]*[.$D$35]+[.E27]*[.$E$35])+SUM([.M25]*[.$G$33]+[.N25]*[.$H$33]+[.O25]*[.$I$33]+[.M26]*[.$G$34]+[.N26]*[.$H$34]+[.O26]*[.$I$34]+[.M27]*[.$G$35]+[.N27]*[.$H$35]+[.O27]*[.$I$35])" office:value-type="float" office:value="4952" calcext:value-type="float">
            <text:p>4952</text:p>
          </table:table-cell>
          <table:table-cell table:style-name="Error" table:formula="of:=SUM([.D25]*[.$C$33]+[.E25]*[.$D$33]+[.F25]*[.$E$33]+[.D26]*[.$C$34]+[.E26]*[.$D$34]+[.F26]*[.$E$34]+[.D27]*[.$C$35]+[.E27]*[.$D$35]+[.F27]*[.$E$35])+SUM([.N25]*[.$G$33]+[.O25]*[.$H$33]+[.P25]*[.$I$33]+[.N26]*[.$G$34]+[.O26]*[.$H$34]+[.P26]*[.$I$34]+[.N27]*[.$G$35]+[.O27]*[.$H$35]+[.P27]*[.$I$35])" office:value-type="float" office:value="6742" calcext:value-type="float">
            <text:p>6742</text:p>
          </table:table-cell>
          <table:table-cell table:style-name="Error" table:formula="of:=SUM([.E25]*[.$C$33]+[.F25]*[.$D$33]+[.G25]*[.$E$33]+[.E26]*[.$C$34]+[.F26]*[.$D$34]+[.G26]*[.$E$34]+[.E27]*[.$C$35]+[.F27]*[.$D$35]+[.G27]*[.$E$35])+SUM([.O25]*[.$G$33]+[.P25]*[.$H$33]+[.Q25]*[.$I$33]+[.O26]*[.$G$34]+[.P26]*[.$H$34]+[.Q26]*[.$I$34]+[.O27]*[.$G$35]+[.P27]*[.$H$35]+[.Q27]*[.$I$35])" office:value-type="float" office:value="7576" calcext:value-type="float">
            <text:p>7576</text:p>
          </table:table-cell>
          <table:table-cell table:style-name="Error" table:formula="of:=SUM([.F25]*[.$C$33]+[.G25]*[.$D$33]+[.H25]*[.$E$33]+[.F26]*[.$C$34]+[.G26]*[.$D$34]+[.H26]*[.$E$34]+[.F27]*[.$C$35]+[.G27]*[.$D$35]+[.H27]*[.$E$35])+SUM([.P25]*[.$G$33]+[.Q25]*[.$H$33]+[.R25]*[.$I$33]+[.P26]*[.$G$34]+[.Q26]*[.$H$34]+[.R26]*[.$I$34]+[.P27]*[.$G$35]+[.Q27]*[.$H$35]+[.R27]*[.$I$35])" office:value-type="float" office:value="7042" calcext:value-type="float">
            <text:p>7042</text:p>
          </table:table-cell>
          <table:table-cell table:style-name="Error" table:formula="of:=SUM([.G25]*[.$C$33]+[.H25]*[.$D$33]+[.I25]*[.$E$33]+[.G26]*[.$C$34]+[.H26]*[.$D$34]+[.I26]*[.$E$34]+[.G27]*[.$C$35]+[.H27]*[.$D$35]+[.I27]*[.$E$35])+SUM([.Q25]*[.$G$33]+[.R25]*[.$H$33]+[.S25]*[.$I$33]+[.Q26]*[.$G$34]+[.R26]*[.$H$34]+[.S26]*[.$I$34]+[.Q27]*[.$G$35]+[.R27]*[.$H$35]+[.S27]*[.$I$35])" office:value-type="float" office:value="5463" calcext:value-type="float">
            <text:p>5463</text:p>
          </table:table-cell>
          <table:table-cell table:style-name="Error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Error" table:formula="of:=SUM([.C26]*[.$C$33]+[.D26]*[.$D$33]+[.E26]*[.$E$33]+[.C27]*[.$C$34]+[.D27]*[.$D$34]+[.E27]*[.$E$34]+[.C28]*[.$C$35]+[.D28]*[.$D$35]+[.E28]*[.$E$35])+SUM([.M26]*[.$G$33]+[.N26]*[.$H$33]+[.O26]*[.$I$33]+[.M27]*[.$G$34]+[.N27]*[.$H$34]+[.O27]*[.$I$34]+[.M28]*[.$G$35]+[.N28]*[.$H$35]+[.O28]*[.$I$35])" office:value-type="float" office:value="5854" calcext:value-type="float">
            <text:p>5854</text:p>
          </table:table-cell>
          <table:table-cell table:style-name="Error" table:formula="of:=SUM([.D26]*[.$C$33]+[.E26]*[.$D$33]+[.F26]*[.$E$33]+[.D27]*[.$C$34]+[.E27]*[.$D$34]+[.F27]*[.$E$34]+[.D28]*[.$C$35]+[.E28]*[.$D$35]+[.F28]*[.$E$35])+SUM([.N26]*[.$G$33]+[.O26]*[.$H$33]+[.P26]*[.$I$33]+[.N27]*[.$G$34]+[.O27]*[.$H$34]+[.P27]*[.$I$34]+[.N28]*[.$G$35]+[.O28]*[.$H$35]+[.P28]*[.$I$35])" office:value-type="float" office:value="7299" calcext:value-type="float">
            <text:p>7299</text:p>
          </table:table-cell>
          <table:table-cell table:style-name="Error" table:formula="of:=SUM([.E26]*[.$C$33]+[.F26]*[.$D$33]+[.G26]*[.$E$33]+[.E27]*[.$C$34]+[.F27]*[.$D$34]+[.G27]*[.$E$34]+[.E28]*[.$C$35]+[.F28]*[.$D$35]+[.G28]*[.$E$35])+SUM([.O26]*[.$G$33]+[.P26]*[.$H$33]+[.Q26]*[.$I$33]+[.O27]*[.$G$34]+[.P27]*[.$H$34]+[.Q27]*[.$I$34]+[.O28]*[.$G$35]+[.P28]*[.$H$35]+[.Q28]*[.$I$35])" office:value-type="float" office:value="7688" calcext:value-type="float">
            <text:p>7688</text:p>
          </table:table-cell>
          <table:table-cell table:style-name="Error" table:formula="of:=SUM([.F26]*[.$C$33]+[.G26]*[.$D$33]+[.H26]*[.$E$33]+[.F27]*[.$C$34]+[.G27]*[.$D$34]+[.H27]*[.$E$34]+[.F28]*[.$C$35]+[.G28]*[.$D$35]+[.H28]*[.$E$35])+SUM([.P26]*[.$G$33]+[.Q26]*[.$H$33]+[.R26]*[.$I$33]+[.P27]*[.$G$34]+[.Q27]*[.$H$34]+[.R27]*[.$I$34]+[.P28]*[.$G$35]+[.Q28]*[.$H$35]+[.R28]*[.$I$35])" office:value-type="float" office:value="7287" calcext:value-type="float">
            <text:p>7287</text:p>
          </table:table-cell>
          <table:table-cell table:style-name="Error" table:formula="of:=SUM([.G26]*[.$C$33]+[.H26]*[.$D$33]+[.I26]*[.$E$33]+[.G27]*[.$C$34]+[.H27]*[.$D$34]+[.I27]*[.$E$34]+[.G28]*[.$C$35]+[.H28]*[.$D$35]+[.I28]*[.$E$35])+SUM([.Q26]*[.$G$33]+[.R26]*[.$H$33]+[.S26]*[.$I$33]+[.Q27]*[.$G$34]+[.R27]*[.$H$34]+[.S27]*[.$I$34]+[.Q28]*[.$G$35]+[.R28]*[.$H$35]+[.S28]*[.$I$35])" office:value-type="float" office:value="5744" calcext:value-type="float">
            <text:p>5744</text:p>
          </table:table-cell>
          <table:table-cell table:style-name="Error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Error" table:number-columns-repeated="7"/>
          <table:table-cell table:number-columns-repeated="1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3"/>
          <table:table-cell table:style-name="Good" office:value-type="string" calcext:value-type="string">
            <text:p>Conv_2 <text:s text:c="4"/>2</text:p>
          </table:table-cell>
          <table:table-cell table:style-name="Good" table:number-columns-repeated="3"/>
          <table:table-cell table:style-name="Good" office:value-type="string" calcext:value-type="string">
            <text:p>Conv_2 <text:s text:c="4"/>2_i</text:p>
          </table:table-cell>
          <table:table-cell table:style-name="Good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Good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Good" office:value-type="float" office:value="1" calcext:value-type="float">
            <text:p>1</text:p>
          </table:table-cell>
          <table:table-cell table:style-name="Good" office:value-type="float" office:value="0" calcext:value-type="float">
            <text:p>0</text:p>
          </table:table-cell>
          <table:table-cell table:style-name="Good" office:value-type="float" office:value="1" calcext:value-type="float">
            <text:p>1</text:p>
          </table:table-cell>
          <table:table-cell table:style-name="Good"/>
          <table:table-cell table:number-columns-repeated="3" table:style-name="Good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2" table:style-name="Good" office:value-type="float" office:value="0" calcext:value-type="float">
            <text:p>0</text:p>
          </table:table-cell>
          <table:table-cell table:style-name="Good" office:value-type="float" office:value="1" calcext:value-type="float">
            <text:p>1</text:p>
          </table:table-cell>
          <table:table-cell table:style-name="Good"/>
          <table:table-cell table:number-columns-repeated="3" table:style-name="Good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Good" office:value-type="float" office:value="0" calcext:value-type="float">
            <text:p>0</text:p>
          </table:table-cell>
          <table:table-cell table:style-name="Good" office:value-type="float" office:value="1" calcext:value-type="float">
            <text:p>1</text:p>
          </table:table-cell>
          <table:table-cell table:style-name="Good" office:value-type="float" office:value="0" calcext:value-type="float">
            <text:p>0</text:p>
          </table:table-cell>
          <table:table-cell table:style-name="Good"/>
          <table:table-cell table:style-name="Good" office:value-type="float" office:value="0" calcext:value-type="float">
            <text:p>0</text:p>
          </table:table-cell>
          <table:table-cell table:number-columns-repeated="2" table:style-name="Good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3">
          <table:table-cell table:number-columns-repeated="3"/>
          <table:table-cell table:style-name="Good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Good" table:formula="of:=SUM([.C24]*[.$D$48]+[.D24]*[.$E$48]+[.E24]*[.$F$48]+[.C25]*[.$D$49]+[.D25]*[.$E$49]+[.E25]*[.$F$49]+[.C26]*[.$D$50]+[.D26]*[.$E$50]+[.E26]*[.$F$50])+SUM([.M24]*[.$H$48]+[.N24]*[.$I$48]+[.O24]*[.$J$48]+[.M25]*[.$H$49]+[.N25]*[.$I$49]+[.O25]*[.$J$49]+[.M26]*[.$H$50]+[.N26]*[.$I$50]+[.O26]*[.$J$50])" office:value-type="float" office:value="4748" calcext:value-type="float">
            <text:p>4748</text:p>
          </table:table-cell>
          <table:table-cell table:style-name="Good" table:formula="of:=SUM([.D24]*[.$D$48]+[.E24]*[.$E$48]+[.F24]*[.$F$48]+[.D25]*[.$D$49]+[.E25]*[.$E$49]+[.F25]*[.$F$49]+[.D26]*[.$D$50]+[.E26]*[.$E$50]+[.F26]*[.$F$50])+SUM([.N24]*[.$H$48]+[.O24]*[.$I$48]+[.P24]*[.$J$48]+[.N25]*[.$H$49]+[.O25]*[.$I$49]+[.P25]*[.$J$49]+[.N26]*[.$H$50]+[.O26]*[.$I$50]+[.P26]*[.$J$50])" office:value-type="float" office:value="6098" calcext:value-type="float">
            <text:p>6098</text:p>
          </table:table-cell>
          <table:table-cell table:style-name="Good" table:formula="of:=SUM([.E24]*[.$D$48]+[.F24]*[.$E$48]+[.G24]*[.$F$48]+[.E25]*[.$D$49]+[.F25]*[.$E$49]+[.G25]*[.$F$49]+[.E26]*[.$D$50]+[.F26]*[.$E$50]+[.G26]*[.$F$50])+SUM([.O24]*[.$H$48]+[.P24]*[.$I$48]+[.Q24]*[.$J$48]+[.O25]*[.$H$49]+[.P25]*[.$I$49]+[.Q25]*[.$J$49]+[.O26]*[.$H$50]+[.P26]*[.$I$50]+[.Q26]*[.$J$50])" office:value-type="float" office:value="6532" calcext:value-type="float">
            <text:p>6532</text:p>
          </table:table-cell>
          <table:table-cell table:style-name="Good" table:formula="of:=SUM([.F24]*[.$D$48]+[.G24]*[.$E$48]+[.H24]*[.$F$48]+[.F25]*[.$D$49]+[.G25]*[.$E$49]+[.H25]*[.$F$49]+[.F26]*[.$D$50]+[.G26]*[.$E$50]+[.H26]*[.$F$50])+SUM([.P24]*[.$H$48]+[.Q24]*[.$I$48]+[.R24]*[.$J$48]+[.P25]*[.$H$49]+[.Q25]*[.$I$49]+[.R25]*[.$J$49]+[.P26]*[.$H$50]+[.Q26]*[.$I$50]+[.R26]*[.$J$50])" office:value-type="float" office:value="5692" calcext:value-type="float">
            <text:p>5692</text:p>
          </table:table-cell>
          <table:table-cell table:style-name="Good" table:formula="of:=SUM([.G24]*[.$D$48]+[.H24]*[.$E$48]+[.I24]*[.$F$48]+[.G25]*[.$D$49]+[.H25]*[.$E$49]+[.I25]*[.$F$49]+[.G26]*[.$D$50]+[.H26]*[.$E$50]+[.I26]*[.$F$50])+SUM([.Q24]*[.$H$48]+[.R24]*[.$I$48]+[.S24]*[.$J$48]+[.Q25]*[.$H$49]+[.R25]*[.$I$49]+[.S25]*[.$J$49]+[.Q26]*[.$H$50]+[.R26]*[.$I$50]+[.S26]*[.$J$50])" office:value-type="float" office:value="5420" calcext:value-type="float">
            <text:p>5420</text:p>
          </table:table-cell>
          <table:table-cell table:style-name="Good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Good" table:formula="of:=SUM([.C25]*[.$D$48]+[.D25]*[.$E$48]+[.E25]*[.$F$48]+[.C26]*[.$D$49]+[.D26]*[.$E$49]+[.E26]*[.$F$49]+[.C27]*[.$D$50]+[.D27]*[.$E$50]+[.E27]*[.$F$50])+SUM([.M25]*[.$H$48]+[.N25]*[.$I$48]+[.O25]*[.$J$48]+[.M26]*[.$H$49]+[.N26]*[.$I$49]+[.O26]*[.$J$49]+[.M27]*[.$H$50]+[.N27]*[.$I$50]+[.O27]*[.$J$50])" office:value-type="float" office:value="4946" calcext:value-type="float">
            <text:p>4946</text:p>
          </table:table-cell>
          <table:table-cell table:style-name="Good" table:formula="of:=SUM([.D25]*[.$D$48]+[.E25]*[.$E$48]+[.F25]*[.$F$48]+[.D26]*[.$D$49]+[.E26]*[.$E$49]+[.F26]*[.$F$49]+[.D27]*[.$D$50]+[.E27]*[.$E$50]+[.F27]*[.$F$50])+SUM([.N25]*[.$H$48]+[.O25]*[.$I$48]+[.P25]*[.$J$48]+[.N26]*[.$H$49]+[.O26]*[.$I$49]+[.P26]*[.$J$49]+[.N27]*[.$H$50]+[.O27]*[.$I$50]+[.P27]*[.$J$50])" office:value-type="float" office:value="6051" calcext:value-type="float">
            <text:p>6051</text:p>
          </table:table-cell>
          <table:table-cell table:style-name="Good" table:formula="of:=SUM([.E25]*[.$D$48]+[.F25]*[.$E$48]+[.G25]*[.$F$48]+[.E26]*[.$D$49]+[.F26]*[.$E$49]+[.G26]*[.$F$49]+[.E27]*[.$D$50]+[.F27]*[.$E$50]+[.G27]*[.$F$50])+SUM([.O25]*[.$H$48]+[.P25]*[.$I$48]+[.Q25]*[.$J$48]+[.O26]*[.$H$49]+[.P26]*[.$I$49]+[.Q26]*[.$J$49]+[.O27]*[.$H$50]+[.P27]*[.$I$50]+[.Q27]*[.$J$50])" office:value-type="float" office:value="6388" calcext:value-type="float">
            <text:p>6388</text:p>
          </table:table-cell>
          <table:table-cell table:style-name="Good" table:formula="of:=SUM([.F25]*[.$D$48]+[.G25]*[.$E$48]+[.H25]*[.$F$48]+[.F26]*[.$D$49]+[.G26]*[.$E$49]+[.H26]*[.$F$49]+[.F27]*[.$D$50]+[.G27]*[.$E$50]+[.H27]*[.$F$50])+SUM([.P25]*[.$H$48]+[.Q25]*[.$I$48]+[.R25]*[.$J$48]+[.P26]*[.$H$49]+[.Q26]*[.$I$49]+[.R26]*[.$J$49]+[.P27]*[.$H$50]+[.Q27]*[.$I$50]+[.R27]*[.$J$50])" office:value-type="float" office:value="5512" calcext:value-type="float">
            <text:p>5512</text:p>
          </table:table-cell>
          <table:table-cell table:style-name="Good" table:formula="of:=SUM([.G25]*[.$D$48]+[.H25]*[.$E$48]+[.I25]*[.$F$48]+[.G26]*[.$D$49]+[.H26]*[.$E$49]+[.I26]*[.$F$49]+[.G27]*[.$D$50]+[.H27]*[.$E$50]+[.I27]*[.$F$50])+SUM([.Q25]*[.$H$48]+[.R25]*[.$I$48]+[.S25]*[.$J$48]+[.Q26]*[.$H$49]+[.R26]*[.$I$49]+[.S26]*[.$J$49]+[.Q27]*[.$H$50]+[.R27]*[.$I$50]+[.S27]*[.$J$50])" office:value-type="float" office:value="4770" calcext:value-type="float">
            <text:p>4770</text:p>
          </table:table-cell>
          <table:table-cell table:style-name="Good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Good" table:formula="of:=SUM([.C26]*[.$D$48]+[.D26]*[.$E$48]+[.E26]*[.$F$48]+[.C27]*[.$D$49]+[.D27]*[.$E$49]+[.E27]*[.$F$49]+[.C28]*[.$D$50]+[.D28]*[.$E$50]+[.E28]*[.$F$50])+SUM([.M26]*[.$H$48]+[.N26]*[.$I$48]+[.O26]*[.$J$48]+[.M27]*[.$H$49]+[.N27]*[.$I$49]+[.O27]*[.$J$49]+[.M28]*[.$H$50]+[.N28]*[.$I$50]+[.O28]*[.$J$50])" office:value-type="float" office:value="5601" calcext:value-type="float">
            <text:p>5601</text:p>
          </table:table-cell>
          <table:table-cell table:style-name="Good" table:formula="of:=SUM([.D26]*[.$D$48]+[.E26]*[.$E$48]+[.F26]*[.$F$48]+[.D27]*[.$D$49]+[.E27]*[.$E$49]+[.F27]*[.$F$49]+[.D28]*[.$D$50]+[.E28]*[.$E$50]+[.F28]*[.$F$50])+SUM([.N26]*[.$H$48]+[.O26]*[.$I$48]+[.P26]*[.$J$48]+[.N27]*[.$H$49]+[.O27]*[.$I$49]+[.P27]*[.$J$49]+[.N28]*[.$H$50]+[.O28]*[.$I$50]+[.P28]*[.$J$50])" office:value-type="float" office:value="6226" calcext:value-type="float">
            <text:p>6226</text:p>
          </table:table-cell>
          <table:table-cell table:style-name="Good" table:formula="of:=SUM([.E26]*[.$D$48]+[.F26]*[.$E$48]+[.G26]*[.$F$48]+[.E27]*[.$D$49]+[.F27]*[.$E$49]+[.G27]*[.$F$49]+[.E28]*[.$D$50]+[.F28]*[.$E$50]+[.G28]*[.$F$50])+SUM([.O26]*[.$H$48]+[.P26]*[.$I$48]+[.Q26]*[.$J$48]+[.O27]*[.$H$49]+[.P27]*[.$I$49]+[.Q27]*[.$J$49]+[.O28]*[.$H$50]+[.P28]*[.$I$50]+[.Q28]*[.$J$50])" office:value-type="float" office:value="6056" calcext:value-type="float">
            <text:p>6056</text:p>
          </table:table-cell>
          <table:table-cell table:style-name="Good" table:formula="of:=SUM([.F26]*[.$D$48]+[.G26]*[.$E$48]+[.H26]*[.$F$48]+[.F27]*[.$D$49]+[.G27]*[.$E$49]+[.H27]*[.$F$49]+[.F28]*[.$D$50]+[.G28]*[.$E$50]+[.H28]*[.$F$50])+SUM([.P26]*[.$H$48]+[.Q26]*[.$I$48]+[.R26]*[.$J$48]+[.P27]*[.$H$49]+[.Q27]*[.$I$49]+[.R27]*[.$J$49]+[.P28]*[.$H$50]+[.Q28]*[.$I$50]+[.R28]*[.$J$50])" office:value-type="float" office:value="5335" calcext:value-type="float">
            <text:p>5335</text:p>
          </table:table-cell>
          <table:table-cell table:style-name="Good" table:formula="of:=SUM([.G26]*[.$D$48]+[.H26]*[.$E$48]+[.I26]*[.$F$48]+[.G27]*[.$D$49]+[.H27]*[.$E$49]+[.I27]*[.$F$49]+[.G28]*[.$D$50]+[.H28]*[.$E$50]+[.I28]*[.$F$50])+SUM([.Q26]*[.$H$48]+[.R26]*[.$I$48]+[.S26]*[.$J$48]+[.Q27]*[.$H$49]+[.R27]*[.$I$49]+[.S27]*[.$J$49]+[.Q28]*[.$H$50]+[.R28]*[.$I$50]+[.S28]*[.$J$50])" office:value-type="float" office:value="4359" calcext:value-type="float">
            <text:p>4359</text:p>
          </table:table-cell>
          <table:table-cell table:style-name="Good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Good" table:number-columns-repeated="7"/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table:style-name="Good" table:number-columns-repeated="9"/>
          <table:table-cell table:number-columns-repeated="9"/>
        </table:table-row>
        <table:table-row table:style-name="ro1">
          <table:table-cell table:number-columns-repeated="3"/>
          <table:table-cell table:style-name="Good"/>
          <table:table-cell table:style-name="Good" office:value-type="string" calcext:value-type="string">
            <text:p>Conv_2 <text:s text:c="5"/>3</text:p>
          </table:table-cell>
          <table:table-cell table:style-name="Good" table:number-columns-repeated="3"/>
          <table:table-cell table:style-name="Good" office:value-type="string" calcext:value-type="string">
            <text:p>Conv_2 <text:s text:c="5"/>3_i</text:p>
          </table:table-cell>
          <table:table-cell table:style-name="Good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Good" table:number-columns-repeated="9"/>
          <table:table-cell table:number-columns-repeated="9"/>
        </table:table-row>
        <table:table-row table:style-name="ro1">
          <table:table-cell table:number-columns-repeated="3"/>
          <table:table-cell table:style-name="Good"/>
          <table:table-cell table:style-name="Good" office:value-type="float" office:value="1" calcext:value-type="float">
            <text:p>1</text:p>
          </table:table-cell>
          <table:table-cell table:style-name="Good" office:value-type="float" office:value="0" calcext:value-type="float">
            <text:p>0</text:p>
          </table:table-cell>
          <table:table-cell table:style-name="Good" office:value-type="float" office:value="1" calcext:value-type="float">
            <text:p>1</text:p>
          </table:table-cell>
          <table:table-cell table:style-name="Good"/>
          <table:table-cell table:number-columns-repeated="3" table:style-name="Good" office:value-type="float" office:value="0" calcext:value-type="float">
            <text:p>0</text:p>
          </table:table-cell>
          <table:table-cell table:style-name="Good"/>
          <table:table-cell table:number-columns-repeated="9"/>
        </table:table-row>
        <table:table-row table:style-name="ro1">
          <table:table-cell table:number-columns-repeated="3"/>
          <table:table-cell table:style-name="Good"/>
          <table:table-cell table:number-columns-repeated="2" table:style-name="Good" office:value-type="float" office:value="0" calcext:value-type="float">
            <text:p>0</text:p>
          </table:table-cell>
          <table:table-cell table:style-name="Good" office:value-type="float" office:value="1" calcext:value-type="float">
            <text:p>1</text:p>
          </table:table-cell>
          <table:table-cell table:style-name="Good"/>
          <table:table-cell table:number-columns-repeated="3" table:style-name="Good" office:value-type="float" office:value="0" calcext:value-type="float">
            <text:p>0</text:p>
          </table:table-cell>
          <table:table-cell table:style-name="Good"/>
          <table:table-cell table:number-columns-repeated="9"/>
        </table:table-row>
        <table:table-row table:style-name="ro1">
          <table:table-cell table:number-columns-repeated="3"/>
          <table:table-cell table:style-name="Good"/>
          <table:table-cell table:number-columns-repeated="3" table:style-name="Good" office:value-type="float" office:value="1" calcext:value-type="float">
            <text:p>1</text:p>
          </table:table-cell>
          <table:table-cell table:style-name="Good"/>
          <table:table-cell table:number-columns-repeated="3" table:style-name="Good" office:value-type="float" office:value="0" calcext:value-type="float">
            <text:p>0</text:p>
          </table:table-cell>
          <table:table-cell table:style-name="Good"/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Good" table:number-columns-repeated="9"/>
          <table:table-cell table:number-columns-repeated="9"/>
        </table:table-row>
        <table:table-row table:style-name="ro1">
          <table:table-cell table:number-columns-repeated="3"/>
          <table:table-cell table:style-name="Good"/>
          <table:table-cell table:style-name="Good" table:formula="of:=SUM([.C24]*[.$E$63]+[.D24]*[.$F$63]+[.E24]*[.$G$63]+[.C25]*[.$E$64]+[.D25]*[.$F$64]+[.E25]*[.$G$64]+[.C26]*[.$E$65]+[.D26]*[.$F$65]+[.E26]*[.$G$65])+SUM([.M24]*[.$I$63]+[.N24]*[.$J$63]+[.O24]*[.$K$63]+[.M25]*[.$I$64]+[.N25]*[.$J$64]+[.O25]*[.$K$64]+[.M26]*[.$I$65]+[.N26]*[.$J$65]+[.O26]*[.$K$65])" office:value-type="float" office:value="3069" calcext:value-type="float">
            <text:p>3069</text:p>
          </table:table-cell>
          <table:table-cell table:style-name="Good" table:formula="of:=SUM([.D24]*[.$E$63]+[.E24]*[.$F$63]+[.F24]*[.$G$63]+[.D25]*[.$E$64]+[.E25]*[.$F$64]+[.F25]*[.$G$64]+[.D26]*[.$E$65]+[.E26]*[.$F$65]+[.F26]*[.$G$65])+SUM([.N24]*[.$I$63]+[.O24]*[.$J$63]+[.P24]*[.$K$63]+[.N25]*[.$I$64]+[.O25]*[.$J$64]+[.P25]*[.$K$64]+[.N26]*[.$I$65]+[.O26]*[.$J$65]+[.P26]*[.$K$65])" office:value-type="float" office:value="3756" calcext:value-type="float">
            <text:p>3756</text:p>
          </table:table-cell>
          <table:table-cell table:style-name="Good" table:formula="of:=SUM([.E24]*[.$E$63]+[.F24]*[.$F$63]+[.G24]*[.$G$63]+[.E25]*[.$E$64]+[.F25]*[.$F$64]+[.G25]*[.$G$64]+[.E26]*[.$E$65]+[.F26]*[.$F$65]+[.G26]*[.$G$65])+SUM([.O24]*[.$I$63]+[.P24]*[.$J$63]+[.Q24]*[.$K$63]+[.O25]*[.$I$64]+[.P25]*[.$J$64]+[.Q25]*[.$K$64]+[.O26]*[.$I$65]+[.P26]*[.$J$65]+[.Q26]*[.$K$65])" office:value-type="float" office:value="3711" calcext:value-type="float">
            <text:p>3711</text:p>
          </table:table-cell>
          <table:table-cell table:style-name="Good" table:formula="of:=SUM([.F24]*[.$E$63]+[.G24]*[.$F$63]+[.H24]*[.$G$63]+[.F25]*[.$E$64]+[.G25]*[.$F$64]+[.H25]*[.$G$64]+[.F26]*[.$E$65]+[.G26]*[.$F$65]+[.H26]*[.$G$65])+SUM([.P24]*[.$I$63]+[.Q24]*[.$J$63]+[.R24]*[.$K$63]+[.P25]*[.$I$64]+[.Q25]*[.$J$64]+[.R25]*[.$K$64]+[.P26]*[.$I$65]+[.Q26]*[.$J$65]+[.R26]*[.$K$65])" office:value-type="float" office:value="3285" calcext:value-type="float">
            <text:p>3285</text:p>
          </table:table-cell>
          <table:table-cell table:style-name="Good" table:formula="of:=SUM([.G24]*[.$E$63]+[.H24]*[.$F$63]+[.I24]*[.$G$63]+[.G25]*[.$E$64]+[.H25]*[.$F$64]+[.I25]*[.$G$64]+[.G26]*[.$E$65]+[.H26]*[.$F$65]+[.I26]*[.$G$65])+SUM([.Q24]*[.$I$63]+[.R24]*[.$J$63]+[.S24]*[.$K$63]+[.Q25]*[.$I$64]+[.R25]*[.$J$64]+[.S25]*[.$K$64]+[.Q26]*[.$I$65]+[.R26]*[.$J$65]+[.S26]*[.$K$65])" office:value-type="float" office:value="2872" calcext:value-type="float">
            <text:p>2872</text:p>
          </table:table-cell>
          <table:table-cell table:style-name="Good" table:formula="of:=SUM([.H24]*[.$E$63]+[.I24]*[.$F$63]+[.J24]*[.$G$63]+[.H25]*[.$E$64]+[.I25]*[.$F$64]+[.J25]*[.$G$64]+[.H26]*[.$E$65]+[.I26]*[.$F$65]+[.J26]*[.$G$65])+SUM([.R24]*[.$I$63]+[.S24]*[.$J$63]+[.T24]*[.$K$63]+[.R25]*[.$I$64]+[.S25]*[.$J$64]+[.T25]*[.$K$64]+[.R26]*[.$I$65]+[.S26]*[.$J$65]+[.T26]*[.$K$65])" office:value-type="float" office:value="2866" calcext:value-type="float">
            <text:p>2866</text:p>
          </table:table-cell>
          <table:table-cell table:style-name="Good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Good"/>
          <table:table-cell table:style-name="Good" table:formula="of:=SUM([.C25]*[.$E$63]+[.D25]*[.$F$63]+[.E25]*[.$G$63]+[.C26]*[.$E$64]+[.D26]*[.$F$64]+[.E26]*[.$G$64]+[.C27]*[.$E$65]+[.D27]*[.$F$65]+[.E27]*[.$G$65])+SUM([.M25]*[.$I$63]+[.N25]*[.$J$63]+[.O25]*[.$K$63]+[.M26]*[.$I$64]+[.N26]*[.$J$64]+[.O26]*[.$K$64]+[.M27]*[.$I$65]+[.N27]*[.$J$65]+[.O27]*[.$K$65])" office:value-type="float" office:value="3062" calcext:value-type="float">
            <text:p>3062</text:p>
          </table:table-cell>
          <table:table-cell table:style-name="Good" table:formula="of:=SUM([.D25]*[.$E$63]+[.E25]*[.$F$63]+[.F25]*[.$G$63]+[.D26]*[.$E$64]+[.E26]*[.$F$64]+[.F26]*[.$G$64]+[.D27]*[.$E$65]+[.E27]*[.$F$65]+[.F27]*[.$G$65])+SUM([.N25]*[.$I$63]+[.O25]*[.$J$63]+[.P25]*[.$K$63]+[.N26]*[.$I$64]+[.O26]*[.$J$64]+[.P26]*[.$K$64]+[.N27]*[.$I$65]+[.O27]*[.$J$65]+[.P27]*[.$K$65])" office:value-type="float" office:value="3480" calcext:value-type="float">
            <text:p>3480</text:p>
          </table:table-cell>
          <table:table-cell table:style-name="Good" table:formula="of:=SUM([.E25]*[.$E$63]+[.F25]*[.$F$63]+[.G25]*[.$G$63]+[.E26]*[.$E$64]+[.F26]*[.$F$64]+[.G26]*[.$G$64]+[.E27]*[.$E$65]+[.F27]*[.$F$65]+[.G27]*[.$G$65])+SUM([.O25]*[.$I$63]+[.P25]*[.$J$63]+[.Q25]*[.$K$63]+[.O26]*[.$I$64]+[.P26]*[.$J$64]+[.Q26]*[.$K$64]+[.O27]*[.$I$65]+[.P27]*[.$J$65]+[.Q27]*[.$K$65])" office:value-type="float" office:value="3085" calcext:value-type="float">
            <text:p>3085</text:p>
          </table:table-cell>
          <table:table-cell table:style-name="Good" table:formula="of:=SUM([.F25]*[.$E$63]+[.G25]*[.$F$63]+[.H25]*[.$G$63]+[.F26]*[.$E$64]+[.G26]*[.$F$64]+[.H26]*[.$G$64]+[.F27]*[.$E$65]+[.G27]*[.$F$65]+[.H27]*[.$G$65])+SUM([.P25]*[.$I$63]+[.Q25]*[.$J$63]+[.R25]*[.$K$63]+[.P26]*[.$I$64]+[.Q26]*[.$J$64]+[.R26]*[.$K$64]+[.P27]*[.$I$65]+[.Q27]*[.$J$65]+[.R27]*[.$K$65])" office:value-type="float" office:value="2777" calcext:value-type="float">
            <text:p>2777</text:p>
          </table:table-cell>
          <table:table-cell table:style-name="Good" table:formula="of:=SUM([.G25]*[.$E$63]+[.H25]*[.$F$63]+[.I25]*[.$G$63]+[.G26]*[.$E$64]+[.H26]*[.$F$64]+[.I26]*[.$G$64]+[.G27]*[.$E$65]+[.H27]*[.$F$65]+[.I27]*[.$G$65])+SUM([.Q25]*[.$I$63]+[.R25]*[.$J$63]+[.S25]*[.$K$63]+[.Q26]*[.$I$64]+[.R26]*[.$J$64]+[.S26]*[.$K$64]+[.Q27]*[.$I$65]+[.R27]*[.$J$65]+[.S27]*[.$K$65])" office:value-type="float" office:value="2402" calcext:value-type="float">
            <text:p>2402</text:p>
          </table:table-cell>
          <table:table-cell table:style-name="Good" table:formula="of:=SUM([.H25]*[.$E$63]+[.I25]*[.$F$63]+[.J25]*[.$G$63]+[.H26]*[.$E$64]+[.I26]*[.$F$64]+[.J26]*[.$G$64]+[.H27]*[.$E$65]+[.I27]*[.$F$65]+[.J27]*[.$G$65])+SUM([.R25]*[.$I$63]+[.S25]*[.$J$63]+[.T25]*[.$K$63]+[.R26]*[.$I$64]+[.S26]*[.$J$64]+[.T26]*[.$K$64]+[.R27]*[.$I$65]+[.S27]*[.$J$65]+[.T27]*[.$K$65])" office:value-type="float" office:value="2366" calcext:value-type="float">
            <text:p>2366</text:p>
          </table:table-cell>
          <table:table-cell table:style-name="Good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Good"/>
          <table:table-cell table:style-name="Good" table:formula="of:=SUM([.C26]*[.$E$63]+[.D26]*[.$F$63]+[.E26]*[.$G$63]+[.C27]*[.$E$64]+[.D27]*[.$F$64]+[.E27]*[.$G$64]+[.C28]*[.$E$65]+[.D28]*[.$F$65]+[.E28]*[.$G$65])+SUM([.M26]*[.$I$63]+[.N26]*[.$J$63]+[.O26]*[.$K$63]+[.M27]*[.$I$64]+[.N27]*[.$J$64]+[.O27]*[.$K$64]+[.M28]*[.$I$65]+[.N28]*[.$J$65]+[.O28]*[.$K$65])" office:value-type="float" office:value="3288" calcext:value-type="float">
            <text:p>3288</text:p>
          </table:table-cell>
          <table:table-cell table:style-name="Good" table:formula="of:=SUM([.D26]*[.$E$63]+[.E26]*[.$F$63]+[.F26]*[.$G$63]+[.D27]*[.$E$64]+[.E27]*[.$F$64]+[.F27]*[.$G$64]+[.D28]*[.$E$65]+[.E28]*[.$F$65]+[.F28]*[.$G$65])+SUM([.N26]*[.$I$63]+[.O26]*[.$J$63]+[.P26]*[.$K$63]+[.N27]*[.$I$64]+[.O27]*[.$J$64]+[.P27]*[.$K$64]+[.N28]*[.$I$65]+[.O28]*[.$J$65]+[.P28]*[.$K$65])" office:value-type="float" office:value="3786" calcext:value-type="float">
            <text:p>3786</text:p>
          </table:table-cell>
          <table:table-cell table:style-name="Good" table:formula="of:=SUM([.E26]*[.$E$63]+[.F26]*[.$F$63]+[.G26]*[.$G$63]+[.E27]*[.$E$64]+[.F27]*[.$F$64]+[.G27]*[.$G$64]+[.E28]*[.$E$65]+[.F28]*[.$F$65]+[.G28]*[.$G$65])+SUM([.O26]*[.$I$63]+[.P26]*[.$J$63]+[.Q26]*[.$K$63]+[.O27]*[.$I$64]+[.P27]*[.$J$64]+[.Q27]*[.$K$64]+[.O28]*[.$I$65]+[.P28]*[.$J$65]+[.Q28]*[.$K$65])" office:value-type="float" office:value="3389" calcext:value-type="float">
            <text:p>3389</text:p>
          </table:table-cell>
          <table:table-cell table:style-name="Good" table:formula="of:=SUM([.F26]*[.$E$63]+[.G26]*[.$F$63]+[.H26]*[.$G$63]+[.F27]*[.$E$64]+[.G27]*[.$F$64]+[.H27]*[.$G$64]+[.F28]*[.$E$65]+[.G28]*[.$F$65]+[.H28]*[.$G$65])+SUM([.P26]*[.$I$63]+[.Q26]*[.$J$63]+[.R26]*[.$K$63]+[.P27]*[.$I$64]+[.Q27]*[.$J$64]+[.R27]*[.$K$64]+[.P28]*[.$I$65]+[.Q28]*[.$J$65]+[.R28]*[.$K$65])" office:value-type="float" office:value="3277" calcext:value-type="float">
            <text:p>3277</text:p>
          </table:table-cell>
          <table:table-cell table:style-name="Good" table:formula="of:=SUM([.G26]*[.$E$63]+[.H26]*[.$F$63]+[.I26]*[.$G$63]+[.G27]*[.$E$64]+[.H27]*[.$F$64]+[.I27]*[.$G$64]+[.G28]*[.$E$65]+[.H28]*[.$F$65]+[.I28]*[.$G$65])+SUM([.Q26]*[.$I$63]+[.R26]*[.$J$63]+[.S26]*[.$K$63]+[.Q27]*[.$I$64]+[.R27]*[.$J$64]+[.S27]*[.$K$64]+[.Q28]*[.$I$65]+[.R28]*[.$J$65]+[.S28]*[.$K$65])" office:value-type="float" office:value="2858" calcext:value-type="float">
            <text:p>2858</text:p>
          </table:table-cell>
          <table:table-cell table:style-name="Good" table:formula="of:=SUM([.H26]*[.$E$63]+[.I26]*[.$F$63]+[.J26]*[.$G$63]+[.H27]*[.$E$64]+[.I27]*[.$F$64]+[.J27]*[.$G$64]+[.H28]*[.$E$65]+[.I28]*[.$F$65]+[.J28]*[.$G$65])+SUM([.R26]*[.$I$63]+[.S26]*[.$J$63]+[.T26]*[.$K$63]+[.R27]*[.$I$64]+[.S27]*[.$J$64]+[.T27]*[.$K$64]+[.R28]*[.$I$65]+[.S28]*[.$J$65]+[.T28]*[.$K$65])" office:value-type="float" office:value="2732" calcext:value-type="float">
            <text:p>2732</text:p>
          </table:table-cell>
          <table:table-cell table:style-name="Good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Good" table:number-columns-repeated="9"/>
          <table:table-cell table:number-columns-repeated="9"/>
        </table:table-row>
        <table:table-row table:style-name="ro1" table:number-rows-repeated="3"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Neutral" table:number-columns-repeated="9"/>
          <table:table-cell table:number-columns-repeated="9"/>
        </table:table-row>
        <table:table-row table:style-name="ro1">
          <table:table-cell table:number-columns-repeated="3"/>
          <table:table-cell table:style-name="Neutral"/>
          <table:table-cell table:style-name="Neutral" office:value-type="string" calcext:value-type="string">
            <text:p>Conv_2 <text:s text:c="4"/>4</text:p>
          </table:table-cell>
          <table:table-cell table:style-name="Neutral" table:number-columns-repeated="3"/>
          <table:table-cell table:style-name="Neutral" office:value-type="string" calcext:value-type="string">
            <text:p>Conv_2 <text:s text:c="4"/>4_i</text:p>
          </table:table-cell>
          <table:table-cell table:style-name="Neutral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Neutral" table:number-columns-repeated="9"/>
          <table:table-cell table:number-columns-repeated="9"/>
        </table:table-row>
        <table:table-row table:style-name="ro1">
          <table:table-cell table:number-columns-repeated="3"/>
          <table:table-cell table:style-name="Neutral"/>
          <table:table-cell table:number-columns-repeated="2" table:style-name="Neutral" office:value-type="float" office:value="1" calcext:value-type="float">
            <text:p>1</text:p>
          </table:table-cell>
          <table:table-cell table:style-name="Neutral" office:value-type="float" office:value="0" calcext:value-type="float">
            <text:p>0</text:p>
          </table:table-cell>
          <table:table-cell table:style-name="Neutral"/>
          <table:table-cell table:number-columns-repeated="2" table:style-name="Neutral" office:value-type="float" office:value="1" calcext:value-type="float">
            <text:p>1</text:p>
          </table:table-cell>
          <table:table-cell table:style-name="Neutral" office:value-type="float" office:value="0" calcext:value-type="float">
            <text:p>0</text:p>
          </table:table-cell>
          <table:table-cell table:style-name="Neutral"/>
          <table:table-cell table:number-columns-repeated="9"/>
        </table:table-row>
        <table:table-row table:style-name="ro1">
          <table:table-cell table:number-columns-repeated="3"/>
          <table:table-cell table:style-name="Neutral"/>
          <table:table-cell table:number-columns-repeated="3" table:style-name="Neutral" office:value-type="float" office:value="0" calcext:value-type="float">
            <text:p>0</text:p>
          </table:table-cell>
          <table:table-cell table:style-name="Neutral"/>
          <table:table-cell table:style-name="Neutral" office:value-type="float" office:value="0" calcext:value-type="float">
            <text:p>0</text:p>
          </table:table-cell>
          <table:table-cell table:number-columns-repeated="2" table:style-name="Neutral" office:value-type="float" office:value="1" calcext:value-type="float">
            <text:p>1</text:p>
          </table:table-cell>
          <table:table-cell table:style-name="Neutral"/>
          <table:table-cell table:number-columns-repeated="9"/>
        </table:table-row>
        <table:table-row table:style-name="ro1">
          <table:table-cell table:number-columns-repeated="3"/>
          <table:table-cell table:style-name="Neutral"/>
          <table:table-cell table:style-name="Neutral" office:value-type="float" office:value="1" calcext:value-type="float">
            <text:p>1</text:p>
          </table:table-cell>
          <table:table-cell table:style-name="Neutral" office:value-type="float" office:value="0" calcext:value-type="float">
            <text:p>0</text:p>
          </table:table-cell>
          <table:table-cell table:style-name="Neutral" office:value-type="float" office:value="1" calcext:value-type="float">
            <text:p>1</text:p>
          </table:table-cell>
          <table:table-cell table:style-name="Neutral"/>
          <table:table-cell table:style-name="Neutral" office:value-type="float" office:value="0" calcext:value-type="float">
            <text:p>0</text:p>
          </table:table-cell>
          <table:table-cell table:number-columns-repeated="2" table:style-name="Neutral" office:value-type="float" office:value="1" calcext:value-type="float">
            <text:p>1</text:p>
          </table:table-cell>
          <table:table-cell table:style-name="Neutral"/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Neutral" table:number-columns-repeated="9"/>
          <table:table-cell table:number-columns-repeated="9"/>
        </table:table-row>
        <table:table-row table:style-name="ro1">
          <table:table-cell table:number-columns-repeated="3"/>
          <table:table-cell table:style-name="Neutral" table:number-columns-repeated="2"/>
          <table:table-cell table:style-name="Neutral" table:formula="of:=SUM([.C24]*[.$E$79]+[.D24]*[.$F$79]+[.E24]*[.$G$79]+[.C25]*[.$E$80]+[.D25]*[.$F$80]+[.E25]*[.$G$80]+[.C26]*[.$E$81]+[.D26]*[.$F$81]+[.E26]*[.$G$81])+SUM([.M24]*[.$I$79]+[.N24]*[.$J$79]+[.O24]*[.$K$79]+[.M25]*[.$I$80]+[.N25]*[.$J$80]+[.O25]*[.$K$80]+[.M26]*[.$I$81]+[.N26]*[.$J$81]+[.O26]*[.$K$81])" office:value-type="float" office:value="4944" calcext:value-type="float">
            <text:p>4944</text:p>
          </table:table-cell>
          <table:table-cell table:style-name="Neutral" table:formula="of:=SUM([.D24]*[.$E$79]+[.E24]*[.$F$79]+[.F24]*[.$G$79]+[.D25]*[.$E$80]+[.E25]*[.$F$80]+[.F25]*[.$G$80]+[.D26]*[.$E$81]+[.E26]*[.$F$81]+[.F26]*[.$G$81])+SUM([.N24]*[.$I$79]+[.O24]*[.$J$79]+[.P24]*[.$K$79]+[.N25]*[.$I$80]+[.O25]*[.$J$80]+[.P25]*[.$K$80]+[.N26]*[.$I$81]+[.O26]*[.$J$81]+[.P26]*[.$K$81])" office:value-type="float" office:value="6853" calcext:value-type="float">
            <text:p>6853</text:p>
          </table:table-cell>
          <table:table-cell table:style-name="Neutral" table:formula="of:=SUM([.E24]*[.$E$79]+[.F24]*[.$F$79]+[.G24]*[.$G$79]+[.E25]*[.$E$80]+[.F25]*[.$F$80]+[.G25]*[.$G$80]+[.E26]*[.$E$81]+[.F26]*[.$F$81]+[.G26]*[.$G$81])+SUM([.O24]*[.$I$79]+[.P24]*[.$J$79]+[.Q24]*[.$K$79]+[.O25]*[.$I$80]+[.P25]*[.$J$80]+[.Q25]*[.$K$80]+[.O26]*[.$I$81]+[.P26]*[.$J$81]+[.Q26]*[.$K$81])" office:value-type="float" office:value="7302" calcext:value-type="float">
            <text:p>7302</text:p>
          </table:table-cell>
          <table:table-cell table:style-name="Neutral" table:formula="of:=SUM([.F24]*[.$E$79]+[.G24]*[.$F$79]+[.H24]*[.$G$79]+[.F25]*[.$E$80]+[.G25]*[.$F$80]+[.H25]*[.$G$80]+[.F26]*[.$E$81]+[.G26]*[.$F$81]+[.H26]*[.$G$81])+SUM([.P24]*[.$I$79]+[.Q24]*[.$J$79]+[.R24]*[.$K$79]+[.P25]*[.$I$80]+[.Q25]*[.$J$80]+[.R25]*[.$K$80]+[.P26]*[.$I$81]+[.Q26]*[.$J$81]+[.R26]*[.$K$81])" office:value-type="float" office:value="6619" calcext:value-type="float">
            <text:p>6619</text:p>
          </table:table-cell>
          <table:table-cell table:style-name="Neutral" table:formula="of:=SUM([.G24]*[.$E$79]+[.H24]*[.$F$79]+[.I24]*[.$G$79]+[.G25]*[.$E$80]+[.H25]*[.$F$80]+[.I25]*[.$G$80]+[.G26]*[.$E$81]+[.H26]*[.$F$81]+[.I26]*[.$G$81])+SUM([.Q24]*[.$I$79]+[.R24]*[.$J$79]+[.S24]*[.$K$79]+[.Q25]*[.$I$80]+[.R25]*[.$J$80]+[.S25]*[.$K$80]+[.Q26]*[.$I$81]+[.R26]*[.$J$81]+[.S26]*[.$K$81])" office:value-type="float" office:value="5824" calcext:value-type="float">
            <text:p>5824</text:p>
          </table:table-cell>
          <table:table-cell table:style-name="Neutral" table:formula="of:=SUM([.H24]*[.$E$79]+[.I24]*[.$F$79]+[.J24]*[.$G$79]+[.H25]*[.$E$80]+[.I25]*[.$F$80]+[.J25]*[.$G$80]+[.H26]*[.$E$81]+[.I26]*[.$F$81]+[.J26]*[.$G$81])+SUM([.R24]*[.$I$79]+[.S24]*[.$J$79]+[.T24]*[.$K$79]+[.R25]*[.$I$80]+[.S25]*[.$J$80]+[.T25]*[.$K$80]+[.R26]*[.$I$81]+[.S26]*[.$J$81]+[.T26]*[.$K$81])" office:value-type="float" office:value="5819" calcext:value-type="float">
            <text:p>5819</text:p>
          </table:table-cell>
          <table:table-cell table:style-name="Neutral"/>
          <table:table-cell table:number-columns-repeated="9"/>
        </table:table-row>
        <table:table-row table:style-name="ro1">
          <table:table-cell table:number-columns-repeated="3"/>
          <table:table-cell table:style-name="Neutral" table:number-columns-repeated="2"/>
          <table:table-cell table:style-name="Neutral" table:formula="of:=SUM([.C25]*[.$E$79]+[.D25]*[.$F$79]+[.E25]*[.$G$79]+[.C26]*[.$E$80]+[.D26]*[.$F$80]+[.E26]*[.$G$80]+[.C27]*[.$E$81]+[.D27]*[.$F$81]+[.E27]*[.$G$81])+SUM([.M25]*[.$I$79]+[.N25]*[.$J$79]+[.O25]*[.$K$79]+[.M26]*[.$I$80]+[.N26]*[.$J$80]+[.O26]*[.$K$80]+[.M27]*[.$I$81]+[.N27]*[.$J$81]+[.O27]*[.$K$81])" office:value-type="float" office:value="4760" calcext:value-type="float">
            <text:p>4760</text:p>
          </table:table-cell>
          <table:table-cell table:style-name="Neutral" table:formula="of:=SUM([.D25]*[.$E$79]+[.E25]*[.$F$79]+[.F25]*[.$G$79]+[.D26]*[.$E$80]+[.E26]*[.$F$80]+[.F26]*[.$G$80]+[.D27]*[.$E$81]+[.E27]*[.$F$81]+[.F27]*[.$G$81])+SUM([.N25]*[.$I$79]+[.O25]*[.$J$79]+[.P25]*[.$K$79]+[.N26]*[.$I$80]+[.O26]*[.$J$80]+[.P26]*[.$K$80]+[.N27]*[.$I$81]+[.O27]*[.$J$81]+[.P27]*[.$K$81])" office:value-type="float" office:value="6479" calcext:value-type="float">
            <text:p>6479</text:p>
          </table:table-cell>
          <table:table-cell table:style-name="Neutral" table:formula="of:=SUM([.E25]*[.$E$79]+[.F25]*[.$F$79]+[.G25]*[.$G$79]+[.E26]*[.$E$80]+[.F26]*[.$F$80]+[.G26]*[.$G$80]+[.E27]*[.$E$81]+[.F27]*[.$F$81]+[.G27]*[.$G$81])+SUM([.O25]*[.$I$79]+[.P25]*[.$J$79]+[.Q25]*[.$K$79]+[.O26]*[.$I$80]+[.P26]*[.$J$80]+[.Q26]*[.$K$80]+[.O27]*[.$I$81]+[.P27]*[.$J$81]+[.Q27]*[.$K$81])" office:value-type="float" office:value="6983" calcext:value-type="float">
            <text:p>6983</text:p>
          </table:table-cell>
          <table:table-cell table:style-name="Neutral" table:formula="of:=SUM([.F25]*[.$E$79]+[.G25]*[.$F$79]+[.H25]*[.$G$79]+[.F26]*[.$E$80]+[.G26]*[.$F$80]+[.H26]*[.$G$80]+[.F27]*[.$E$81]+[.G27]*[.$F$81]+[.H27]*[.$G$81])+SUM([.P25]*[.$I$79]+[.Q25]*[.$J$79]+[.R25]*[.$K$79]+[.P26]*[.$I$80]+[.Q26]*[.$J$80]+[.R26]*[.$K$80]+[.P27]*[.$I$81]+[.Q27]*[.$J$81]+[.R27]*[.$K$81])" office:value-type="float" office:value="5975" calcext:value-type="float">
            <text:p>5975</text:p>
          </table:table-cell>
          <table:table-cell table:style-name="Neutral" table:formula="of:=SUM([.G25]*[.$E$79]+[.H25]*[.$F$79]+[.I25]*[.$G$79]+[.G26]*[.$E$80]+[.H26]*[.$F$80]+[.I26]*[.$G$80]+[.G27]*[.$E$81]+[.H27]*[.$F$81]+[.I27]*[.$G$81])+SUM([.Q25]*[.$I$79]+[.R25]*[.$J$79]+[.S25]*[.$K$79]+[.Q26]*[.$I$80]+[.R26]*[.$J$80]+[.S26]*[.$K$80]+[.Q27]*[.$I$81]+[.R27]*[.$J$81]+[.S27]*[.$K$81])" office:value-type="float" office:value="4883" calcext:value-type="float">
            <text:p>4883</text:p>
          </table:table-cell>
          <table:table-cell table:style-name="Neutral" table:formula="of:=SUM([.H25]*[.$E$79]+[.I25]*[.$F$79]+[.J25]*[.$G$79]+[.H26]*[.$E$80]+[.I26]*[.$F$80]+[.J26]*[.$G$80]+[.H27]*[.$E$81]+[.I27]*[.$F$81]+[.J27]*[.$G$81])+SUM([.R25]*[.$I$79]+[.S25]*[.$J$79]+[.T25]*[.$K$79]+[.R26]*[.$I$80]+[.S26]*[.$J$80]+[.T26]*[.$K$80]+[.R27]*[.$I$81]+[.S27]*[.$J$81]+[.T27]*[.$K$81])" office:value-type="float" office:value="4580" calcext:value-type="float">
            <text:p>4580</text:p>
          </table:table-cell>
          <table:table-cell table:style-name="Neutral"/>
          <table:table-cell table:number-columns-repeated="9"/>
        </table:table-row>
        <table:table-row table:style-name="ro1">
          <table:table-cell table:number-columns-repeated="3"/>
          <table:table-cell table:style-name="Neutral" table:number-columns-repeated="2"/>
          <table:table-cell table:style-name="Neutral" table:formula="of:=SUM([.C26]*[.$E$79]+[.D26]*[.$F$79]+[.E26]*[.$G$79]+[.C27]*[.$E$80]+[.D27]*[.$F$80]+[.E27]*[.$G$80]+[.C28]*[.$E$81]+[.D28]*[.$F$81]+[.E28]*[.$G$81])+SUM([.M26]*[.$I$79]+[.N26]*[.$J$79]+[.O26]*[.$K$79]+[.M27]*[.$I$80]+[.N27]*[.$J$80]+[.O27]*[.$K$80]+[.M28]*[.$I$81]+[.N28]*[.$J$81]+[.O28]*[.$K$81])" office:value-type="float" office:value="5839" calcext:value-type="float">
            <text:p>5839</text:p>
          </table:table-cell>
          <table:table-cell table:style-name="Neutral" table:formula="of:=SUM([.D26]*[.$E$79]+[.E26]*[.$F$79]+[.F26]*[.$G$79]+[.D27]*[.$E$80]+[.E27]*[.$F$80]+[.F27]*[.$G$80]+[.D28]*[.$E$81]+[.E28]*[.$F$81]+[.F28]*[.$G$81])+SUM([.N26]*[.$I$79]+[.O26]*[.$J$79]+[.P26]*[.$K$79]+[.N27]*[.$I$80]+[.O27]*[.$J$80]+[.P27]*[.$K$80]+[.N28]*[.$I$81]+[.O28]*[.$J$81]+[.P28]*[.$K$81])" office:value-type="float" office:value="6842" calcext:value-type="float">
            <text:p>6842</text:p>
          </table:table-cell>
          <table:table-cell table:style-name="Neutral" table:formula="of:=SUM([.E26]*[.$E$79]+[.F26]*[.$F$79]+[.G26]*[.$G$79]+[.E27]*[.$E$80]+[.F27]*[.$F$80]+[.G27]*[.$G$80]+[.E28]*[.$E$81]+[.F28]*[.$F$81]+[.G28]*[.$G$81])+SUM([.O26]*[.$I$79]+[.P26]*[.$J$79]+[.Q26]*[.$K$79]+[.O27]*[.$I$80]+[.P27]*[.$J$80]+[.Q27]*[.$K$80]+[.O28]*[.$I$81]+[.P28]*[.$J$81]+[.Q28]*[.$K$81])" office:value-type="float" office:value="7301" calcext:value-type="float">
            <text:p>7301</text:p>
          </table:table-cell>
          <table:table-cell table:style-name="Neutral" table:formula="of:=SUM([.F26]*[.$E$79]+[.G26]*[.$F$79]+[.H26]*[.$G$79]+[.F27]*[.$E$80]+[.G27]*[.$F$80]+[.H27]*[.$G$80]+[.F28]*[.$E$81]+[.G28]*[.$F$81]+[.H28]*[.$G$81])+SUM([.P26]*[.$I$79]+[.Q26]*[.$J$79]+[.R26]*[.$K$79]+[.P27]*[.$I$80]+[.Q27]*[.$J$80]+[.R27]*[.$K$80]+[.P28]*[.$I$81]+[.Q28]*[.$J$81]+[.R28]*[.$K$81])" office:value-type="float" office:value="6379" calcext:value-type="float">
            <text:p>6379</text:p>
          </table:table-cell>
          <table:table-cell table:style-name="Neutral" table:formula="of:=SUM([.G26]*[.$E$79]+[.H26]*[.$F$79]+[.I26]*[.$G$79]+[.G27]*[.$E$80]+[.H27]*[.$F$80]+[.I27]*[.$G$80]+[.G28]*[.$E$81]+[.H28]*[.$F$81]+[.I28]*[.$G$81])+SUM([.Q26]*[.$I$79]+[.R26]*[.$J$79]+[.S26]*[.$K$79]+[.Q27]*[.$I$80]+[.R27]*[.$J$80]+[.S27]*[.$K$80]+[.Q28]*[.$I$81]+[.R28]*[.$J$81]+[.S28]*[.$K$81])" office:value-type="float" office:value="5087" calcext:value-type="float">
            <text:p>5087</text:p>
          </table:table-cell>
          <table:table-cell table:style-name="Neutral" table:formula="of:=SUM([.H26]*[.$E$79]+[.I26]*[.$F$79]+[.J26]*[.$G$79]+[.H27]*[.$E$80]+[.I27]*[.$F$80]+[.J27]*[.$G$80]+[.H28]*[.$E$81]+[.I28]*[.$F$81]+[.J28]*[.$G$81])+SUM([.R26]*[.$I$79]+[.S26]*[.$J$79]+[.T26]*[.$K$79]+[.R27]*[.$I$80]+[.S27]*[.$J$80]+[.T27]*[.$K$80]+[.R28]*[.$I$81]+[.S28]*[.$J$81]+[.T28]*[.$K$81])" office:value-type="float" office:value="4810" calcext:value-type="float">
            <text:p>4810</text:p>
          </table:table-cell>
          <table:table-cell table:style-name="Neutral"/>
          <table:table-cell table:number-columns-repeated="9"/>
        </table:table-row>
        <table:table-row table:style-name="ro1">
          <table:table-cell table:number-columns-repeated="3"/>
          <table:table-cell table:style-name="Neutral" table:number-columns-repeated="9"/>
          <table:table-cell table:number-columns-repeated="9"/>
        </table:table-row>
        <table:table-row table:style-name="ro1">
          <table:table-cell table:number-columns-repeated="3"/>
          <table:table-cell table:style-name="Neutral" table:number-columns-repeated="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6:43:57.7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4:41:58.393000000</meta:creation-date>
    <dc:date>2025-03-06T16:41:00.086000000</dc:date>
    <meta:editing-duration>PT12M5S</meta:editing-duration>
    <meta:editing-cycles>2</meta:editing-cycles>
    <meta:generator>LibreOffice/24.8.5.2$Windows_X86_64 LibreOffice_project/fddf2685c70b461e7832239a0162a77216259f22</meta:generator>
    <meta:document-statistic meta:table-count="1" meta:cell-count="369" meta:object-count="0"/>
  </office:meta>
</office:document-meta>
</file>